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fo:margin-left="0in" fo:margin-right="-0.0014in" fo:margin-top="0in" fo:margin-bottom="0in" table:align="margins" style:writing-mode="lr-tb"/>
    </style:style>
    <style:style style:name="Table38.A" style:family="table-column">
      <style:table-column-properties style:rel-column-width="38642*"/>
    </style:style>
    <style:style style:name="Table38.B" style:family="table-column">
      <style:table-column-properties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Helvetica1"/>
    </style:style>
    <style:style style:name="T25" style:family="text">
      <style:text-properties style:font-name="Helvetica1" fo:font-weight="normal" style:font-weight-asian="normal" style:font-weight-complex="normal"/>
    </style:style>
    <style:style style:name="T26" style:family="text">
      <style:text-properties style:font-name-complex="Courier New1"/>
    </style:style>
    <style:style style:name="T2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elmore]<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text:soft-page-break/>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4">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5"> command to set activities and duty of input ports or pins in the design. The activities are propagated through gates and used in the power calculations.</text:span></text:span></text:p>
      <text:p text:style-name="Body_20_first"><text:span text:style-name="Command_20_Heading"><text:span text:style-name="T25"/></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5"/></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4"><text:span text:style-name="Command_20_Heading">report_units</text:span></text:p>
          </table:table-cell>
          <table:table-cell table:style-name="Table152.A1" office:value-type="string">
            <text:p text:style-name="P14"><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31" table:style-name="Table31">
        <table:table-column table:style-name="Table31.A"/>
        <table:table-column table:style-name="Table31.B"/>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ext:soft-page-break/>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ext:soft-page-break/>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ext:soft-page-break/>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ext:soft-page-break/>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ext:soft-page-break/>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7">'</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ext:soft-page-break/>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ext:soft-page-break/>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ext:soft-page-break/>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ext:soft-page-break/>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ext:soft-page-break/>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7">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ext:soft-page-break/>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09.1">
          <table:table-cell table:style-name="Table109.A2" office:value-type="string">
            <text:p text:style-name="P12"><text:span text:style-name="Command_20_Argument"><text:span text:style-name="T21">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2"><text:span text:style-name="Command_20_Argument"><text:span text:style-name="T21">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8</meta:editing-cycles>
    <meta:print-date>2011-02-05T01:56:00</meta:print-date>
    <meta:creation-date>2010-07-31T21:07:00</meta:creation-date>
    <dc:date>2020-07-04T08:49:25</dc:date>
    <meta:editing-duration>P31DT3H44M23S</meta:editing-duration>
    <meta:generator>OpenOffice/4.1.7$Unix OpenOffice.org_project/417m1$Build-9800</meta:generator>
    <meta:document-statistic meta:table-count="152" meta:image-count="0" meta:object-count="0" meta:page-count="70" meta:paragraph-count="1688" meta:word-count="12244" meta:character-count="834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